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79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ffd8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X40_bp_mdh_rotated_doubleQR_compar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Gautier’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td(%)</text:p>
          </table:table-cell>
        </table:table-row>
        <table:table-row table:style-name="ro1">
          <table:table-cell office:value-type="string" calcext:value-type="string">
            <text:p>Izz1 + 1.0*Ia1 + 1.0*Iyy2 + 1.0*Iyy3 + 0.07*mz3 + 0.05185*m3 + 0.05185*m4 + 0.05185*m5 + 0.05185*m6</text:p>
          </table:table-cell>
          <table:table-cell office:value-type="float" office:value="1.220457" calcext:value-type="float">
            <text:p>1.220457</text:p>
          </table:table-cell>
          <table:table-cell office:value-type="float" office:value="1.24" calcext:value-type="float">
            <text:p>1.24</text:p>
          </table:table-cell>
          <table:table-cell office:value-type="float" office:value="1.188241" calcext:value-type="float">
            <text:p>1.18824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fv1</text:p>
          </table:table-cell>
          <table:table-cell office:value-type="float" office:value="7.944981" calcext:value-type="float">
            <text:p>7.944981</text:p>
          </table:table-cell>
          <table:table-cell office:value-type="float" office:value="8.05" calcext:value-type="float">
            <text:p>8.05</text:p>
          </table:table-cell>
          <table:table-cell office:value-type="float" office:value="8.736807" calcext:value-type="float">
            <text:p>8.73680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fs1</text:p>
          </table:table-cell>
          <table:table-cell office:value-type="float" office:value="7.526665" calcext:value-type="float">
            <text:p>7.526665</text:p>
          </table:table-cell>
          <table:table-cell office:value-type="float" office:value="7.14" calcext:value-type="float">
            <text:p>7.14</text:p>
          </table:table-cell>
          <table:table-cell office:value-type="float" office:value="4.822528" calcext:value-type="float">
            <text:p>4.82252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off1</text:p>
          </table:table-cell>
          <table:table-cell office:value-type="float" office:value="0.329029" calcext:value-type="float">
            <text:p>0.3290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32371" calcext:value-type="float">
            <text:p>0.532371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string" calcext:value-type="string">
            <text:p>Ixx2 - 1.0*Iyy2 - 0.050625*m3 - 0.050625*m4 - 0.050625*m5 - 0.050625*m6</text:p>
          </table:table-cell>
          <table:table-cell office:value-type="float" office:value="-0.451255" calcext:value-type="float">
            <text:p>-0.451255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445813" calcext:value-type="float">
            <text:p>-0.445813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Ixy2</text:p>
          </table:table-cell>
          <table:table-cell office:value-type="float" office:value="-0.004093" calcext:value-type="float">
            <text:p>-0.004093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-0.017758" calcext:value-type="float">
            <text:p>-0.017758</text:p>
          </table:table-cell>
          <table:table-cell office:value-type="float" office:value="108.01" calcext:value-type="float">
            <text:p>108.01</text:p>
          </table:table-cell>
        </table:table-row>
        <table:table-row table:style-name="ro1">
          <table:table-cell office:value-type="string" calcext:value-type="string">
            <text:p>Ixz2 - 0.225*mz3 - 0.007875*m3 - 0.007875*m4 - 0.007875*m5 - 0.007875*m6</text:p>
          </table:table-cell>
          <table:table-cell office:value-type="float" office:value="-0.152705" calcext:value-type="float">
            <text:p>-0.15270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9272" calcext:value-type="float">
            <text:p>-0.13927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Iyz2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string" calcext:value-type="string">
            <text:p>Izz2 + 1.0*Ia2 + 0.050625*m3 + 0.050625*m4 + 0.050625*m5 + 0.050625*m6</text:p>
          </table:table-cell>
          <table:table-cell office:value-type="float" office:value="1.03789" calcext:value-type="float">
            <text:p>1.03789</text:p>
          </table:table-cell>
          <table:table-cell office:value-type="float" office:value="1.08" calcext:value-type="float">
            <text:p>1.08</text:p>
          </table:table-cell>
          <table:table-cell office:value-type="float" office:value="0.967119" calcext:value-type="float">
            <text:p>0.96711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x2 + 0.225*m3 + 0.225*m4 + 0.225*m5 + 0.225*m6</text:p>
          </table:table-cell>
          <table:table-cell office:value-type="float" office:value="2.271563" calcext:value-type="float">
            <text:p>2.271563</text:p>
          </table:table-cell>
          <table:table-cell office:value-type="float" office:value="2.22" calcext:value-type="float">
            <text:p>2.22</text:p>
          </table:table-cell>
          <table:table-cell office:value-type="float" office:value="2.38055" calcext:value-type="float">
            <text:p>2.3805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my2</text:p>
          </table:table-cell>
          <table:table-cell office:value-type="float" office:value="0.075839" calcext:value-type="float">
            <text:p>0.075839</text:p>
          </table:table-cell>
          <table:table-cell office:value-type="float" office:value="0.136" calcext:value-type="float">
            <text:p>0.136</text:p>
          </table:table-cell>
          <table:table-cell office:value-type="float" office:value="-0.13898" calcext:value-type="float">
            <text:p>-0.13898</text:p>
          </table:table-cell>
          <table:table-cell office:value-type="float" office:value="45.35" calcext:value-type="float">
            <text:p>45.35</text:p>
          </table:table-cell>
        </table:table-row>
        <table:table-row table:style-name="ro1">
          <table:table-cell office:value-type="string" calcext:value-type="string">
            <text:p>fv2</text:p>
          </table:table-cell>
          <table:table-cell office:value-type="float" office:value="5.380544" calcext:value-type="float">
            <text:p>5.380544</text:p>
          </table:table-cell>
          <table:table-cell office:value-type="float" office:value="5.53" calcext:value-type="float">
            <text:p>5.53</text:p>
          </table:table-cell>
          <table:table-cell office:value-type="float" office:value="6.126811" calcext:value-type="float">
            <text:p>6.12681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float" office:value="8.646322" calcext:value-type="float">
            <text:p>8.646322</text:p>
          </table:table-cell>
          <table:table-cell office:value-type="float" office:value="8.26" calcext:value-type="float">
            <text:p>8.26</text:p>
          </table:table-cell>
          <table:table-cell office:value-type="float" office:value="6.440346" calcext:value-type="float">
            <text:p>6.44034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off2</text:p>
          </table:table-cell>
          <table:table-cell office:value-type="float" office:value="1.733897" calcext:value-type="float">
            <text:p>1.733897</text:p>
          </table:table-cell>
          <table:table-cell office:value-type="float" office:value="1.37" calcext:value-type="float">
            <text:p>1.37</text:p>
          </table:table-cell>
          <table:table-cell office:value-type="float" office:value="1.56391" calcext:value-type="float">
            <text:p>1.56391</text:p>
          </table:table-cell>
          <table:table-cell office:value-type="float" office:value="27.64" calcext:value-type="float">
            <text:p>27.64</text:p>
          </table:table-cell>
        </table:table-row>
        <table:table-row table:style-name="ro1">
          <table:table-cell office:value-type="string" calcext:value-type="string">
            <text:p>Ixx3 - 1.0*Iyy3 + 1.0*Iyy4 + 0.45*mz4 + 0.050625*m4 + 0.050625*m5 + 0.050625*m6</text:p>
          </table:table-cell>
          <table:table-cell office:value-type="float" office:value="0.121905" calcext:value-type="float">
            <text:p>0.12190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1" calcext:value-type="float">
            <text:p>0.1241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Ixy3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2022" calcext:value-type="float">
            <text:p>0.002022</text:p>
          </table:table-cell>
          <table:table-cell office:value-type="float" office:value="172.09" calcext:value-type="float">
            <text:p>172.09</text:p>
          </table:table-cell>
        </table:table-row>
        <table:table-row table:style-name="ro1">
          <table:table-cell office:value-type="string" calcext:value-type="string">
            <text:p>Ixz3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-0.00372" calcext:value-type="float">
            <text:p>-0.00372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528.72" calcext:value-type="float">
            <text:p>528.72</text:p>
          </table:table-cell>
        </table:table-row>
        <table:table-row table:style-name="ro1">
          <table:table-cell office:value-type="string" calcext:value-type="string">
            <text:p>Iyz3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17072" calcext:value-type="float">
            <text:p>0.017072</text:p>
          </table:table-cell>
          <table:table-cell office:value-type="float" office:value="33.08" calcext:value-type="float">
            <text:p>33.08</text:p>
          </table:table-cell>
        </table:table-row>
        <table:table-row table:style-name="ro1">
          <table:table-cell office:value-type="string" calcext:value-type="string">
            <text:p>Izz3 + 1.0*Iyy4 + 0.45*mz4 + 0.050625*m4 + 0.050625*m5 + 0.050625*m6</text:p>
          </table:table-cell>
          <table:table-cell office:value-type="float" office:value="0.074792" calcext:value-type="float">
            <text:p>0.07479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69824" calcext:value-type="float">
            <text:p>0.069824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mx3</text:p>
          </table:table-cell>
          <table:table-cell office:value-type="float" office:value="0.114155" calcext:value-type="float">
            <text:p>0.114155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159593" calcext:value-type="float">
            <text:p>0.15959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my3 - 1.0*mz4 - 0.225*m4 - 0.225*m5 - 0.225*m6</text:p>
          </table:table-cell>
          <table:table-cell office:value-type="float" office:value="-0.613869" calcext:value-type="float">
            <text:p>-0.613869</text:p>
          </table:table-cell>
          <table:table-cell office:value-type="float" office:value="-0.601" calcext:value-type="float">
            <text:p>-0.601</text:p>
          </table:table-cell>
          <table:table-cell office:value-type="float" office:value="-0.576236" calcext:value-type="float">
            <text:p>-0.57623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a3</text:p>
          </table:table-cell>
          <table:table-cell office:value-type="float" office:value="0.117114" calcext:value-type="float">
            <text:p>0.117114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26185" calcext:value-type="float">
            <text:p>0.126185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string" calcext:value-type="string">
            <text:p>fv3</text:p>
          </table:table-cell>
          <table:table-cell office:value-type="float" office:value="1.89331" calcext:value-type="float">
            <text:p>1.89331</text:p>
          </table:table-cell>
          <table:table-cell office:value-type="float" office:value="1.97" calcext:value-type="float">
            <text:p>1.97</text:p>
          </table:table-cell>
          <table:table-cell office:value-type="float" office:value="2.323738" calcext:value-type="float">
            <text:p>2.32373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fs3</text:p>
          </table:table-cell>
          <table:table-cell office:value-type="float" office:value="6.661131" calcext:value-type="float">
            <text:p>6.661131</text:p>
          </table:table-cell>
          <table:table-cell office:value-type="float" office:value="6.34" calcext:value-type="float">
            <text:p>6.34</text:p>
          </table:table-cell>
          <table:table-cell office:value-type="float" office:value="4.876366" calcext:value-type="float">
            <text:p>4.876366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off3</text:p>
          </table:table-cell>
          <table:table-cell office:value-type="float" office:value="0.636356" calcext:value-type="float">
            <text:p>0.636356</text:p>
          </table:table-cell>
          <table:table-cell office:value-type="float" office:value="0.326" calcext:value-type="float">
            <text:p>0.326</text:p>
          </table:table-cell>
          <table:table-cell office:value-type="float" office:value="1.224201" calcext:value-type="float">
            <text:p>1.224201</text:p>
          </table:table-cell>
          <table:table-cell office:value-type="float" office:value="28.03" calcext:value-type="float">
            <text:p>28.03</text:p>
          </table:table-cell>
        </table:table-row>
        <table:table-row table:style-name="ro1">
          <table:table-cell office:value-type="string" calcext:value-type="string">
            <text:p>Ixx4 - 1.0*Iyy4 + 1.0*Iyy5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-0.001304" calcext:value-type="float">
            <text:p>-0.001304</text:p>
          </table:table-cell>
          <table:table-cell office:value-type="float" office:value="209.36" calcext:value-type="float">
            <text:p>209.36</text:p>
          </table:table-cell>
        </table:table-row>
        <table:table-row table:style-name="ro1">
          <table:table-cell office:value-type="string" calcext:value-type="string">
            <text:p>Ixy4</text:p>
          </table:table-cell>
          <table:table-cell office:value-type="float" office:value="-0.005906" calcext:value-type="float">
            <text:p>-0.005906</text:p>
          </table:table-cell>
          <table:table-cell office:value-type="float" office:value="-0.00687" calcext:value-type="float">
            <text:p>-0.00687</text:p>
          </table:table-cell>
          <table:table-cell office:value-type="float" office:value="-0.00806" calcext:value-type="float">
            <text:p>-0.008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xz4</text:p>
          </table:table-cell>
          <table:table-cell office:value-type="float" office:value="-0.001587" calcext:value-type="float">
            <text:p>-0.001587</text:p>
          </table:table-cell>
          <table:table-cell office:value-type="float" office:value="-0.00178" calcext:value-type="float">
            <text:p>-0.00178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145.57" calcext:value-type="float">
            <text:p>145.57</text:p>
          </table:table-cell>
        </table:table-row>
        <table:table-row table:style-name="ro1">
          <table:table-cell office:value-type="string" calcext:value-type="string">
            <text:p>Iyz4</text:p>
          </table:table-cell>
          <table:table-cell office:value-type="float" office:value="-0.005823" calcext:value-type="float">
            <text:p>-0.005823</text:p>
          </table:table-cell>
          <table:table-cell office:value-type="float" office:value="-0.00599" calcext:value-type="float">
            <text:p>-0.00599</text:p>
          </table:table-cell>
          <table:table-cell office:value-type="float" office:value="-0.009262" calcext:value-type="float">
            <text:p>-0.009262</text:p>
          </table:table-cell>
          <table:table-cell office:value-type="float" office:value="43.86" calcext:value-type="float">
            <text:p>43.86</text:p>
          </table:table-cell>
        </table:table-row>
        <table:table-row table:style-name="ro1">
          <table:table-cell office:value-type="string" calcext:value-type="string">
            <text:p>Izz4 + 1.0*Iyy5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-0.006562" calcext:value-type="float">
            <text:p>-0.006562</text:p>
          </table:table-cell>
          <table:table-cell office:value-type="float" office:value="194.9" calcext:value-type="float">
            <text:p>194.9</text:p>
          </table:table-cell>
        </table:table-row>
        <table:table-row table:style-name="ro1">
          <table:table-cell office:value-type="string" calcext:value-type="string">
            <text:p>mx4</text:p>
          </table:table-cell>
          <table:table-cell office:value-type="float" office:value="-0.016471" calcext:value-type="float">
            <text:p>-0.01647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-0.015478" calcext:value-type="float">
            <text:p>-0.015478</text:p>
          </table:table-cell>
          <table:table-cell office:value-type="float" office:value="32.81" calcext:value-type="float">
            <text:p>32.81</text:p>
          </table:table-cell>
        </table:table-row>
        <table:table-row table:style-name="ro1">
          <table:table-cell office:value-type="string" calcext:value-type="string">
            <text:p>my4 + 1.0*mz5</text:p>
          </table:table-cell>
          <table:table-cell office:value-type="float" office:value="-0.011723" calcext:value-type="float">
            <text:p>-0.011723</text:p>
          </table:table-cell>
          <table:table-cell office:value-type="float" office:value="-0.00726" calcext:value-type="float">
            <text:p>-0.00726</text:p>
          </table:table-cell>
          <table:table-cell office:value-type="float" office:value="-0.000988" calcext:value-type="float">
            <text:p>-0.000988</text:p>
          </table:table-cell>
          <table:table-cell office:value-type="float" office:value="58.26" calcext:value-type="float">
            <text:p>58.26</text:p>
          </table:table-cell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286" calcext:value-type="float">
            <text:p>0.032286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fv4</text:p>
          </table:table-cell>
          <table:table-cell office:value-type="float" office:value="1.060214" calcext:value-type="float">
            <text:p>1.060214</text:p>
          </table:table-cell>
          <table:table-cell office:value-type="float" office:value="1.11" calcext:value-type="float">
            <text:p>1.11</text:p>
          </table:table-cell>
          <table:table-cell office:value-type="float" office:value="1.324322" calcext:value-type="float">
            <text:p>1.32432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fs4</text:p>
          </table:table-cell>
          <table:table-cell office:value-type="float" office:value="2.674681" calcext:value-type="float">
            <text:p>2.674681</text:p>
          </table:table-cell>
          <table:table-cell office:value-type="float" office:value="2.48" calcext:value-type="float">
            <text:p>2.48</text:p>
          </table:table-cell>
          <table:table-cell office:value-type="float" office:value="1.546136" calcext:value-type="float">
            <text:p>1.546136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off4</text:p>
          </table:table-cell>
          <table:table-cell office:value-type="float" office:value="-0.069762" calcext:value-type="float">
            <text:p>-0.069762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141695" calcext:value-type="float">
            <text:p>-0.141695</text:p>
          </table:table-cell>
          <table:table-cell office:value-type="float" office:value="82.39" calcext:value-type="float">
            <text:p>82.39</text:p>
          </table:table-cell>
        </table:table-row>
        <table:table-row table:style-name="ro1">
          <table:table-cell office:value-type="string" calcext:value-type="string">
            <text:p>Ixx5 - 1.0*Iyy5 + 1.0*Iyy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13287" calcext:value-type="float">
            <text:p>0.013287</text:p>
          </table:table-cell>
          <table:table-cell office:value-type="float" office:value="1581.79" calcext:value-type="float">
            <text:p>1581.79</text:p>
          </table:table-cell>
        </table:table-row>
        <table:table-row table:style-name="ro1">
          <table:table-cell office:value-type="string" calcext:value-type="string">
            <text:p>Ixy5</text:p>
          </table:table-cell>
          <table:table-cell office:value-type="float" office:value="-0.004642" calcext:value-type="float">
            <text:p>-0.00464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-0.007842" calcext:value-type="float">
            <text:p>-0.007842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1">
          <table:table-cell office:value-type="string" calcext:value-type="string">
            <text:p>Ixz5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>
          <table:table-cell office:value-type="string" calcext:value-type="string">
            <text:p>Iyz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20.28" calcext:value-type="float">
            <text:p>20.28</text:p>
          </table:table-cell>
        </table:table-row>
        <table:table-row table:style-name="ro1">
          <table:table-cell office:value-type="string" calcext:value-type="string">
            <text:p>Izz5 + 1.0*Iyy6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1">
          <table:table-cell office:value-type="string" calcext:value-type="string">
            <text:p>mx5</text:p>
          </table:table-cell>
          <table:table-cell office:value-type="float" office:value="0.004832" calcext:value-type="float">
            <text:p>0.004832</text:p>
          </table:table-cell>
          <table:table-cell office:value-type="float" office:value="-0.00153" calcext:value-type="float">
            <text:p>-0.00153</text:p>
          </table:table-cell>
          <table:table-cell office:value-type="float" office:value="0.026092" calcext:value-type="float">
            <text:p>0.026092</text:p>
          </table:table-cell>
          <table:table-cell office:value-type="float" office:value="93.83" calcext:value-type="float">
            <text:p>93.83</text:p>
          </table:table-cell>
        </table:table-row>
        <table:table-row table:style-name="ro1">
          <table:table-cell office:value-type="string" calcext:value-type="string">
            <text:p>my5 - 1.0*mz6</text:p>
          </table:table-cell>
          <table:table-cell office:value-type="float" office:value="-0.022341" calcext:value-type="float">
            <text:p>-0.022341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-0.025315" calcext:value-type="float">
            <text:p>-0.025315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1">
          <table:table-cell office:value-type="string" calcext:value-type="string">
            <text:p>Ia5</text:p>
          </table:table-cell>
          <table:table-cell office:value-type="float" office:value="0.039912" calcext:value-type="float">
            <text:p>0.03991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9661" calcext:value-type="float">
            <text:p>0.03966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fv5</text:p>
          </table:table-cell>
          <table:table-cell office:value-type="float" office:value="2.030268" calcext:value-type="float">
            <text:p>2.030268</text:p>
          </table:table-cell>
          <table:table-cell office:value-type="float" office:value="1.86" calcext:value-type="float">
            <text:p>1.86</text:p>
          </table:table-cell>
          <table:table-cell office:value-type="float" office:value="2.3055" calcext:value-type="float">
            <text:p>2.3055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fs5</text:p>
          </table:table-cell>
          <table:table-cell office:value-type="float" office:value="2.994489" calcext:value-type="float">
            <text:p>2.994489</text:p>
          </table:table-cell>
          <table:table-cell office:value-type="float" office:value="3.03" calcext:value-type="float">
            <text:p>3.03</text:p>
          </table:table-cell>
          <table:table-cell office:value-type="float" office:value="1.900841" calcext:value-type="float">
            <text:p>1.90084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off5</text:p>
          </table:table-cell>
          <table:table-cell office:value-type="float" office:value="-0.392494" calcext:value-type="float">
            <text:p>-0.392494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293968" calcext:value-type="float">
            <text:p>-0.293968</text:p>
          </table:table-cell>
          <table:table-cell office:value-type="float" office:value="16.27" calcext:value-type="float">
            <text:p>16.27</text:p>
          </table:table-cell>
        </table:table-row>
        <table:table-row table:style-name="ro1">
          <table:table-cell office:value-type="string" calcext:value-type="string">
            <text:p>Ixx6 - 1.0*Iyy6</text:p>
          </table:table-cell>
          <table:table-cell office:value-type="float" office:value="-0.001479" calcext:value-type="float">
            <text:p>-0.001479</text:p>
          </table:table-cell>
          <table:table-cell office:value-type="float" office:value="-0.00136" calcext:value-type="float">
            <text:p>-0.00136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Ixy6</text:p>
          </table:table-cell>
          <table:table-cell office:value-type="float" office:value="-0.000398" calcext:value-type="float">
            <text:p>-0.000398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158.57" calcext:value-type="float">
            <text:p>158.57</text:p>
          </table:table-cell>
        </table:table-row>
        <table:table-row table:style-name="ro1">
          <table:table-cell office:value-type="string" calcext:value-type="string">
            <text:p>Ixz6</text:p>
          </table:table-cell>
          <table:table-cell office:value-type="float" office:value="-0.002723" calcext:value-type="float">
            <text:p>-0.002723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-0.002099" calcext:value-type="float">
            <text:p>-0.002099</text:p>
          </table:table-cell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string" calcext:value-type="string">
            <text:p>Iyz6</text:p>
          </table:table-cell>
          <table:table-cell office:value-type="float" office:value="-0.006699" calcext:value-type="float">
            <text:p>-0.006699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-0.00822" calcext:value-type="float">
            <text:p>-0.00822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string" calcext:value-type="string">
            <text:p>Izz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482.09" calcext:value-type="float">
            <text:p>482.09</text:p>
          </table:table-cell>
        </table:table-row>
        <table:table-row table:style-name="ro1">
          <table:table-cell office:value-type="string" calcext:value-type="string">
            <text:p>mx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-0.00316" calcext:value-type="float">
            <text:p>-0.00316</text:p>
          </table:table-cell>
          <table:table-cell office:value-type="float" office:value="0.024498" calcext:value-type="float">
            <text:p>0.024498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1">
          <table:table-cell office:value-type="string" calcext:value-type="string">
            <text:p>my6</text:p>
          </table:table-cell>
          <table:table-cell office:value-type="float" office:value="-0.002109" calcext:value-type="float">
            <text:p>-0.002109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-0.000423" calcext:value-type="float">
            <text:p>-0.000423</text:p>
          </table:table-cell>
          <table:table-cell office:value-type="float" office:value="125.48" calcext:value-type="float">
            <text:p>125.48</text:p>
          </table:table-cell>
        </table:table-row>
        <table:table-row table:style-name="ro1">
          <table:table-cell office:value-type="string" calcext:value-type="string">
            <text:p>Ia6</text:p>
          </table:table-cell>
          <table:table-cell office:value-type="float" office:value="0.010115" calcext:value-type="float">
            <text:p>0.0101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8558" calcext:value-type="float">
            <text:p>0.008558</text:p>
          </table:table-cell>
          <table:table-cell office:value-type="float" office:value="18.06" calcext:value-type="float">
            <text:p>18.06</text:p>
          </table:table-cell>
        </table:table-row>
        <table:table-row table:style-name="ro1">
          <table:table-cell office:value-type="string" calcext:value-type="string">
            <text:p>fv6</text:p>
          </table:table-cell>
          <table:table-cell office:value-type="float" office:value="0.436939" calcext:value-type="float">
            <text:p>0.436939</text:p>
          </table:table-cell>
          <table:table-cell office:value-type="float" office:value="0.65" calcext:value-type="float">
            <text:p>0.65</text:p>
          </table:table-cell>
          <table:table-cell office:value-type="float" office:value="0.602153" calcext:value-type="float">
            <text:p>0.602153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fs6</text:p>
          </table:table-cell>
          <table:table-cell office:value-type="float" office:value="4.343367" calcext:value-type="float">
            <text:p>4.343367</text:p>
          </table:table-cell>
          <table:table-cell office:value-type="float" office:value="0.282" calcext:value-type="float">
            <text:p>0.282</text:p>
          </table:table-cell>
          <table:table-cell office:value-type="float" office:value="2.301928" calcext:value-type="float">
            <text:p>2.30192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off6</text:p>
          </table:table-cell>
          <table:table-cell office:value-type="float" office:value="0.407012" calcext:value-type="float">
            <text:p>0.4070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263465" calcext:value-type="float">
            <text:p>0.263465</text:p>
          </table:table-cell>
          <table:table-cell office:value-type="float" office:value="14.57" calcext:value-type="float">
            <text:p>14.57</text:p>
          </table:table-cell>
        </table:table-row>
        <table:table-row table:style-name="ro1">
          <table:table-cell office:value-type="string" calcext:value-type="string">
            <text:p>Iam6</text:p>
          </table:table-cell>
          <table:table-cell office:value-type="float" office:value="0.013094" calcext:value-type="float">
            <text:p>0.013094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909" calcext:value-type="float">
            <text:p>0.012909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string" calcext:value-type="string">
            <text:p>fvm6</text:p>
          </table:table-cell>
          <table:table-cell office:value-type="float" office:value="1.27056" calcext:value-type="float">
            <text:p>1.27056</text:p>
          </table:table-cell>
          <table:table-cell office:value-type="float" office:value="0.616" calcext:value-type="float">
            <text:p>0.616</text:p>
          </table:table-cell>
          <table:table-cell office:value-type="float" office:value="1.185582" calcext:value-type="float">
            <text:p>1.18558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fsm6</text:p>
          </table:table-cell>
          <table:table-cell office:value-type="float" office:value="-0.878046" calcext:value-type="float">
            <text:p>-0.878046</text:p>
          </table:table-cell>
          <table:table-cell office:value-type="float" office:value="1.95" calcext:value-type="float">
            <text:p>1.95</text:p>
          </table:table-cell>
          <table:table-cell office:value-type="float" office:value="0.077616" calcext:value-type="float">
            <text:p>0.077616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3T13:41:49.944312862</dc:date>
    <meta:editing-duration>PT6M41S</meta:editing-duration>
    <meta:editing-cycles>1</meta:editing-cycles>
    <meta:document-statistic meta:table-count="1" meta:cell-count="309" meta:object-count="0"/>
    <meta:generator>LibreOffice/6.4.6.2$Linux_X86_64 LibreOffice_project/40$Build-2</meta:generator>
  </office:meta>
</office:document-meta>
</file>